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 style:font-name="Calibri Light" officeooo:rsid="001677e8" officeooo:paragraph-rsid="001677e8"/>
    </style:style>
    <style:style style:name="P2" style:family="paragraph" style:parent-style-name="Heading_20_1">
      <style:paragraph-properties fo:margin-top="0in" fo:margin-bottom="0in" style:contextual-spacing="false" fo:break-before="page" fo:padding-left="0in" fo:padding-right="0in" fo:padding-top="0in" fo:padding-bottom="0.0138in" fo:border-left="none" fo:border-right="none" fo:border-top="none" fo:border-bottom="0.74pt solid #000000"/>
      <style:text-properties officeooo:paragraph-rsid="001677e8"/>
    </style:style>
    <style:style style:name="P3" style:family="paragraph" style:parent-style-name="Heading_20_2">
      <style:text-properties style:font-name="Calibri" officeooo:rsid="001677e8" officeooo:paragraph-rsid="001677e8"/>
    </style:style>
    <style:style style:name="T1" style:family="text">
      <style:text-properties fo:color="#000000" loext:opacity="100%" style:font-name="Calibri"/>
    </style:style>
    <style:style style:name="T2" style:family="text">
      <style:text-properties fo:color="#000000" loext:opacity="100%" style:font-name="Calibri" officeooo:rsid="00181d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nalysis</text:h>
      <text:h text:style-name="P3" text:outline-level="2"/>
      <text:p text:style-name="P1">Problem Introduction – <text:span text:style-name="T1">Many existing Rubik’s cube solver have limited functionality, negatively impacting the usefulness for the user. </text:span><text:span text:style-name="T2">For example, online Rubik’s cube solvers will always generate the solution with the fewest moves and not a solution likely to be used by a huma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1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style:font-name="Calibri Light1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0:29:11.748307554</meta:creation-date>
    <dc:date>2025-05-01T10:44:46.536430168</dc:date>
    <meta:editing-duration>PT5M13S</meta:editing-duration>
    <meta:editing-cycles>1</meta:editing-cycles>
    <meta:document-statistic meta:table-count="0" meta:image-count="0" meta:object-count="0" meta:page-count="1" meta:paragraph-count="2" meta:word-count="44" meta:character-count="287" meta:non-whitespace-character-count="244"/>
    <meta:generator>LibreOffice/24.2.7.2$Linux_X86_64 LibreOffice_project/420$Build-2</meta:generator>
  </office:meta>
</office:document-meta>
</file>